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6.549cm" fo:margin-left="0.231cm" table:align="left"/>
    </style:style>
    <style:style style:name="Tabelle3.A" style:family="table-column">
      <style:table-column-properties style:column-width="4.306cm"/>
    </style:style>
    <style:style style:name="Tabelle3.B" style:family="table-column">
      <style:table-column-properties style:column-width="9.657cm"/>
    </style:style>
    <style:style style:name="Tabelle3.C" style:family="table-column">
      <style:table-column-properties style:column-width="2.586cm"/>
    </style:style>
    <style:style style:name="Tabelle3.A1" style:family="table-cell">
      <style:table-cell-properties style:vertical-align="middle" fo:padding="0cm" fo:border-left="0.05pt solid #c0c0c0" fo:border-right="none" fo:border-top="0.05pt solid #c0c0c0" fo:border-bottom="0.05pt solid #c0c0c0"/>
    </style:style>
    <style:style style:name="Tabelle3.B1" style:family="table-cell">
      <style:table-cell-properties style:vertical-align="middle" fo:padding="0cm" fo:border="0.05pt solid #c0c0c0"/>
    </style:style>
    <style:style style:name="Tabelle3.2" style:family="table-row">
      <style:table-row-properties style:min-row-height="0.187cm"/>
    </style:style>
    <style:style style:name="Tabelle3.A2" style:family="table-cell">
      <style:table-cell-properties style:vertical-align="middle" fo:padding="0cm" fo:border-left="0.05pt solid #c0c0c0" fo:border-right="none" fo:border-top="none" fo:border-bottom="0.05pt solid #c0c0c0"/>
    </style:style>
    <style:style style:name="Tabelle3.C2" style:family="table-cell">
      <style:table-cell-properties style:vertical-align="middle" fo:padding="0cm" fo:border-left="0.05pt solid #c0c0c0" fo:border-right="0.05pt solid #c0c0c0" fo:border-top="none" fo:border-bottom="0.05pt solid #c0c0c0"/>
    </style:style>
    <style:style style:name="Tabelle5" style:family="table">
      <style:table-properties style:width="16.536cm" table:align="center"/>
    </style:style>
    <style:style style:name="Tabelle5.A" style:family="table-column">
      <style:table-column-properties style:column-width="3.466cm"/>
    </style:style>
    <style:style style:name="Tabelle5.B" style:family="table-column">
      <style:table-column-properties style:column-width="6.472cm"/>
    </style:style>
    <style:style style:name="Tabelle5.C" style:family="table-column">
      <style:table-column-properties style:column-width="4.025cm"/>
    </style:style>
    <style:style style:name="Tabelle5.D" style:family="table-column">
      <style:table-column-properties style:column-width="2.574cm"/>
    </style:style>
    <style:style style:name="Tabelle5.A1" style:family="table-cell">
      <style:table-cell-properties style:vertical-align="middle" fo:padding="0cm" fo:border-left="0.05pt solid #c0c0c0" fo:border-right="none" fo:border-top="0.05pt solid #c0c0c0" fo:border-bottom="0.05pt solid #c0c0c0"/>
    </style:style>
    <style:style style:name="Tabelle5.B1" style:family="table-cell">
      <style:table-cell-properties style:vertical-align="middle" fo:padding="0cm" fo:border="0.05pt solid #c0c0c0"/>
    </style:style>
    <style:style style:name="Tabelle5.A2" style:family="table-cell">
      <style:table-cell-properties style:vertical-align="middle" fo:padding="0cm" fo:border-left="0.05pt solid #c0c0c0" fo:border-right="0.05pt solid #c0c0c0" fo:border-top="none" fo:border-bottom="0.05pt solid #c0c0c0"/>
    </style:style>
    <style:style style:name="Tabelle5.A8" style:family="table-cell">
      <style:table-cell-properties style:vertical-align="middle" fo:padding="0cm" fo:border-left="0.05pt solid #c0c0c0" fo:border-right="none" fo:border-top="none" fo:border-bottom="0.05pt solid #c0c0c0"/>
    </style:style>
    <style:style style:name="Tabelle5.15" style:family="table-row">
      <style:table-row-properties style:min-row-height="0.187cm"/>
    </style:style>
    <style:style style:name="Tabelle1" style:family="table">
      <style:table-properties style:width="16.51cm" table:align="center"/>
    </style:style>
    <style:style style:name="Tabelle1.A" style:family="table-column">
      <style:table-column-properties style:column-width="3.201cm"/>
    </style:style>
    <style:style style:name="Tabelle1.B" style:family="table-column">
      <style:table-column-properties style:column-width="13.309cm"/>
    </style:style>
    <style:style style:name="Tabelle1.A1" style:family="table-cell">
      <style:table-cell-properties style:vertical-align="middle" fo:padding-left="0.049cm" fo:padding-right="0.049cm" fo:padding-top="0cm" fo:padding-bottom="0.049cm" fo:border-left="1pt solid #c0c0c0" fo:border-right="1pt solid #c0c0c0" fo:border-top="1.5pt solid #999999" fo:border-bottom="1pt solid #c0c0c0"/>
    </style:style>
    <style:style style:name="Tabelle1.B1" style:family="table-cell">
      <style:table-cell-properties style:vertical-align="middle" fo:padding-left="0cm" fo:padding-right="0.049cm" fo:padding-top="0cm" fo:padding-bottom="0.049cm" fo:border-left="none" fo:border-right="1pt solid #c0c0c0" fo:border-top="1.5pt solid #999999" fo:border-bottom="1pt solid #c0c0c0"/>
    </style:style>
    <style:style style:name="P1" style:family="paragraph" style:parent-style-name="Standard">
      <style:text-properties style:font-name="Times New Roman" officeooo:paragraph-rsid="001f6f6d"/>
    </style:style>
    <style:style style:name="P2" style:family="paragraph" style:parent-style-name="Standard">
      <style:text-properties style:font-name="Times New Roman" officeooo:rsid="002b8463" officeooo:paragraph-rsid="002b8463"/>
    </style:style>
    <style:style style:name="P3" style:family="paragraph" style:parent-style-name="Table_20_Contents">
      <style:paragraph-properties fo:margin-top="0cm" fo:margin-bottom="0.499cm" loext:contextual-spacing="false"/>
      <style:text-properties style:font-name="Times New Roman" officeooo:paragraph-rsid="001f6f6d"/>
    </style:style>
    <style:style style:name="P4" style:family="paragraph" style:parent-style-name="Table_20_Contents">
      <style:paragraph-properties fo:margin-top="0cm" fo:margin-bottom="0cm" loext:contextual-spacing="false" style:writing-mode="page"/>
      <style:text-properties style:font-name="Times New Roman" officeooo:paragraph-rsid="001f6f6d"/>
    </style:style>
    <style:style style:name="P5" style:family="paragraph" style:parent-style-name="Table_20_Contents">
      <style:paragraph-properties fo:margin-top="0cm" fo:margin-bottom="0cm" loext:contextual-spacing="false" style:writing-mode="page"/>
      <style:text-properties style:font-name="Times New Roman" officeooo:rsid="001d7770" officeooo:paragraph-rsid="001f6f6d"/>
    </style:style>
    <style:style style:name="P6" style:family="paragraph" style:parent-style-name="Table_20_Contents">
      <style:paragraph-properties fo:margin-top="0cm" fo:margin-bottom="0cm" loext:contextual-spacing="false" style:writing-mode="page"/>
      <style:text-properties style:font-name="Times New Roman" officeooo:rsid="001f6f6d" officeooo:paragraph-rsid="001f6f6d"/>
    </style:style>
    <style:style style:name="P7" style:family="paragraph" style:parent-style-name="Table_20_Contents">
      <style:paragraph-properties fo:margin-top="0cm" fo:margin-bottom="0cm" loext:contextual-spacing="false" style:writing-mode="page"/>
      <style:text-properties style:font-name="Times New Roman" officeooo:rsid="0020ee00" officeooo:paragraph-rsid="0020ee00"/>
    </style:style>
    <style:style style:name="P8" style:family="paragraph" style:parent-style-name="Table_20_Contents">
      <style:paragraph-properties fo:margin-top="0cm" fo:margin-bottom="0cm" loext:contextual-spacing="false" style:writing-mode="page"/>
      <style:text-properties style:font-name="Times New Roman" officeooo:rsid="00259833" officeooo:paragraph-rsid="00259833"/>
    </style:style>
    <style:style style:name="P9" style:family="paragraph" style:parent-style-name="Table_20_Contents">
      <style:paragraph-properties fo:margin-top="0cm" fo:margin-bottom="0cm" loext:contextual-spacing="false" style:writing-mode="page"/>
      <style:text-properties style:font-name="Times New Roman" officeooo:rsid="0026fe04" officeooo:paragraph-rsid="0026fe04"/>
    </style:style>
    <style:style style:name="P10" style:family="paragraph" style:parent-style-name="Table_20_Contents">
      <style:paragraph-properties fo:margin-top="0cm" fo:margin-bottom="0cm" loext:contextual-spacing="false" style:writing-mode="page"/>
      <style:text-properties style:font-name="Times New Roman" officeooo:rsid="00274546" officeooo:paragraph-rsid="00274546"/>
    </style:style>
    <style:style style:name="P11" style:family="paragraph" style:parent-style-name="Table_20_Contents">
      <style:paragraph-properties fo:margin-top="0cm" fo:margin-bottom="0cm" loext:contextual-spacing="false" style:writing-mode="page"/>
      <style:text-properties style:font-name="Times New Roman" officeooo:rsid="0029325c" officeooo:paragraph-rsid="0029325c"/>
    </style:style>
    <style:style style:name="P12" style:family="paragraph" style:parent-style-name="Table_20_Contents">
      <style:paragraph-properties fo:margin-top="0cm" fo:margin-bottom="0cm" loext:contextual-spacing="false" style:writing-mode="page"/>
      <style:text-properties style:font-name="Times New Roman" officeooo:rsid="002a1412" officeooo:paragraph-rsid="002a1412"/>
    </style:style>
    <style:style style:name="P13" style:family="paragraph" style:parent-style-name="Table_20_Contents">
      <style:paragraph-properties fo:margin-top="0cm" fo:margin-bottom="0cm" loext:contextual-spacing="false" style:writing-mode="page"/>
      <style:text-properties style:font-name="Times New Roman" officeooo:rsid="002b8463" officeooo:paragraph-rsid="002b8463"/>
    </style:style>
    <style:style style:name="P14" style:family="paragraph" style:parent-style-name="Heading_20_2">
      <style:text-properties style:font-name="Times New Roman" officeooo:paragraph-rsid="001f6f6d"/>
    </style:style>
    <style:style style:name="P15" style:family="paragraph" style:parent-style-name="Heading_20_1" style:master-page-name="">
      <style:paragraph-properties style:page-number="auto"/>
      <style:text-properties style:font-name="Times New Roman" officeooo:rsid="001d0cd2" officeooo:paragraph-rsid="001f6f6d"/>
    </style:style>
    <style:style style:name="P16" style:family="paragraph" style:parent-style-name="Table_20_Contents">
      <style:paragraph-properties fo:margin-top="0cm" fo:margin-bottom="0cm" loext:contextual-spacing="false" style:writing-mode="page"/>
      <style:text-properties style:font-name="Times New Roman" officeooo:paragraph-rsid="001f6f6d"/>
    </style:style>
    <style:style style:name="P17" style:family="paragraph" style:parent-style-name="Table_20_Contents">
      <style:paragraph-properties fo:margin-top="0cm" fo:margin-bottom="0cm" loext:contextual-spacing="false" style:writing-mode="page"/>
      <style:text-properties style:font-name="Times New Roman" officeooo:rsid="002e0987" officeooo:paragraph-rsid="002e0987"/>
    </style:style>
    <style:style style:name="T1" style:family="text">
      <style:text-properties officeooo:rsid="00233fda"/>
    </style:style>
    <style:style style:name="T2" style:family="text">
      <style:text-properties officeooo:rsid="0023ae97"/>
    </style:style>
    <style:style style:name="T3" style:family="text">
      <style:text-properties officeooo:rsid="0026fe0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Protokoll vom <text:span text:style-name="T1">05.04.2018</text:span>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6">Protokollführer</text:p>
          </table:table-cell>
          <table:table-cell table:style-name="Tabelle3.B1" table:number-columns-spanned="2" office:value-type="string">
            <text:p text:style-name="P7">Daniel Hörmann</text:p>
          </table:table-cell>
          <table:covered-table-cell/>
        </table:table-row>
        <table:table-row table:style-name="Tabelle3.2">
          <table:table-cell table:style-name="Tabelle3.A2" office:value-type="string">
            <text:p text:style-name="P6">Abwesende Teilnehmer</text:p>
          </table:table-cell>
          <table:table-cell table:style-name="Tabelle3.A2" office:value-type="string">
            <text:p text:style-name="P7">niemand</text:p>
          </table:table-cell>
          <table:table-cell table:style-name="Tabelle3.C2" office:value-type="string">
            <text:p text:style-name="P4"/>
          </table:table-cell>
        </table:table-row>
        <table:table-row table:style-name="Tabelle3.2">
          <table:table-cell table:style-name="Tabelle3.A2" office:value-type="string">
            <text:p text:style-name="P17">Dauer</text:p>
          </table:table-cell>
          <table:table-cell table:style-name="Tabelle3.A2" office:value-type="string">
            <text:p text:style-name="P17">60 min</text:p>
          </table:table-cell>
          <table:table-cell table:style-name="Tabelle3.C2" office:value-type="string">
            <text:p text:style-name="P4"/>
          </table:table-cell>
        </table:table-row>
      </table:table>
      <text:h text:style-name="P14" text:outline-level="2">Tagungsordnungspunkte</text:h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row>
          <table:table-cell table:style-name="Tabelle5.A1" office:value-type="string">
            <text:p text:style-name="P5">Thema</text:p>
          </table:table-cell>
          <table:table-cell table:style-name="Tabelle5.B1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elle5.A2" table:number-columns-spanned="4" office:value-type="string">
            <text:p text:style-name="P7">Fabio stellt seine Ergebnisse zum Thema DLLs in Qt <text:span text:style-name="T2">und Normen für Oberflächen vor</text:span></text:p>
          </table:table-cell>
          <table:covered-table-cell/>
          <table:covered-table-cell/>
          <table:covered-table-cell/>
        </table:table-row>
        <table:table-row>
          <table:table-cell table:style-name="Tabelle5.A2" table:number-columns-spanned="4" office:value-type="string">
            <text:p text:style-name="P7">Daniel stellt seine Ergebnisse zum Thema Update-Prozess dar</text:p>
          </table:table-cell>
          <table:covered-table-cell/>
          <table:covered-table-cell/>
          <table:covered-table-cell/>
        </table:table-row>
        <table:table-row>
          <table:table-cell table:style-name="Tabelle5.A2" table:number-columns-spanned="4" office:value-type="string">
            <text:p text:style-name="P7">Joshua stellt seine Ergebnisse zur Datenbank vor. Die Gruppenmitglieder diskutieren dies.</text:p>
          </table:table-cell>
          <table:covered-table-cell/>
          <table:covered-table-cell/>
          <table:covered-table-cell/>
        </table:table-row>
        <table:table-row>
          <table:table-cell table:style-name="Tabelle5.A2" table:number-columns-spanned="4" office:value-type="string">
            <text:p text:style-name="P7">Es wird eine Dokumentation geführt. Diese wird als Abgabe anerkannt.</text:p>
          </table:table-cell>
          <table:covered-table-cell/>
          <table:covered-table-cell/>
          <table:covered-table-cell/>
        </table:table-row>
        <table:table-row>
          <table:table-cell table:style-name="Tabelle5.A2" table:number-columns-spanned="4" office:value-type="string">
            <text:p text:style-name="P7">Dem Projekt stehen 400 Euro zur Verfügung. Es wird diskutiert, ob etwas benötigt wird.</text:p>
          </table:table-cell>
          <table:covered-table-cell/>
          <table:covered-table-cell/>
          <table:covered-table-cell/>
        </table:table-row>
        <table:table-row>
          <table:table-cell table:style-name="Tabelle5.A2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Tabelle5.A8" office:value-type="string">
            <text:p text:style-name="P4">Schlussfolgerungen</text:p>
          </table:table-cell>
          <table:table-cell table:style-name="Tabelle5.A2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elle5.A2" table:number-columns-spanned="4" office:value-type="string">
            <text:p text:style-name="P7">Für DLLs muss beim Projektanlegen Bibliothek und C++-Bibliothek ausgewählt werden.</text:p>
          </table:table-cell>
          <table:covered-table-cell/>
          <table:covered-table-cell/>
          <table:covered-table-cell/>
        </table:table-row>
        <table:table-row>
          <table:table-cell table:style-name="Tabelle5.A2" table:number-columns-spanned="4" office:value-type="string">
            <text:p text:style-name="P7">Für die Einrichtung eines Update-Prozess müssen keine Vorbereitungen getroffen werden.</text:p>
          </table:table-cell>
          <table:covered-table-cell/>
          <table:covered-table-cell/>
          <table:covered-table-cell/>
        </table:table-row>
        <table:table-row>
          <table:table-cell table:style-name="Tabelle5.A2" table:number-columns-spanned="4" office:value-type="string">
            <text:p text:style-name="P8">Kurse und Klassen werden zu einer Tabelle verschmolzen. Zusätzlich mit einem Label (Kurs/Fach) versehen. Bei Schülern wird die Klasse aus Jahrgangsstufe und Klassenname zusammengesetzt. <text:span text:style-name="T3">Es soll ein Log-Mechanismus in der Datenbank vorgesehen werden. In der Ausleihe (Rückgabe) soll hinterlegt werden, ob ein Buch beschädigt ist. Ausleihetyp.</text:span></text:p>
          </table:table-cell>
          <table:covered-table-cell/>
          <table:covered-table-cell/>
          <table:covered-table-cell/>
        </table:table-row>
        <table:table-row>
          <table:table-cell table:style-name="Tabelle5.A2" table:number-columns-spanned="4" office:value-type="string">
            <text:p text:style-name="P11">Die Dokumentation dient am Ende des Semesters als Abgabe.</text:p>
          </table:table-cell>
          <table:covered-table-cell/>
          <table:covered-table-cell/>
          <table:covered-table-cell/>
        </table:table-row>
        <table:table-row>
          <table:table-cell table:style-name="Tabelle5.A2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Tabelle5.A8" table:number-columns-spanned="2" office:value-type="string">
            <text:p text:style-name="P4">Aufgaben</text:p>
          </table:table-cell>
          <table:covered-table-cell/>
          <table:table-cell table:style-name="Tabelle5.A8" office:value-type="string">
            <text:p text:style-name="P4">Zuständige Person</text:p>
          </table:table-cell>
          <table:table-cell table:style-name="Tabelle5.A2" office:value-type="string">
            <text:p text:style-name="P4">Termin</text:p>
          </table:table-cell>
        </table:table-row>
        <table:table-row table:style-name="Tabelle5.15">
          <table:table-cell table:style-name="Tabelle5.A8" table:number-columns-spanned="2" office:value-type="string">
            <text:p text:style-name="P9">Klärungen mit dem Kunden</text:p>
          </table:table-cell>
          <table:covered-table-cell/>
          <table:table-cell table:style-name="Tabelle5.A8" office:value-type="string">
            <text:p text:style-name="P9">Daniel</text:p>
          </table:table-cell>
          <table:table-cell table:style-name="Tabelle5.A2" office:value-type="string">
            <text:p text:style-name="P13">17.04.</text:p>
          </table:table-cell>
        </table:table-row>
        <table:table-row>
          <table:table-cell table:style-name="Tabelle5.A8" table:number-columns-spanned="2" office:value-type="string">
            <text:p text:style-name="P10">Datenbank</text:p>
          </table:table-cell>
          <table:covered-table-cell/>
          <table:table-cell table:style-name="Tabelle5.A8" office:value-type="string">
            <text:p text:style-name="P10">Joshua</text:p>
          </table:table-cell>
          <table:table-cell table:style-name="Tabelle5.A2" office:value-type="string">
            <text:p text:style-name="P13">17.04.</text:p>
          </table:table-cell>
        </table:table-row>
        <table:table-row>
          <table:table-cell table:style-name="Tabelle5.A8" table:number-columns-spanned="2" office:value-type="string">
            <text:p text:style-name="P12">Debuggen von DLLs</text:p>
          </table:table-cell>
          <table:covered-table-cell/>
          <table:table-cell table:style-name="Tabelle5.A8" office:value-type="string">
            <text:p text:style-name="P12">Fabio</text:p>
          </table:table-cell>
          <table:table-cell table:style-name="Tabelle5.A2" office:value-type="string">
            <text:p text:style-name="P13">17.04.</text:p>
          </table:table-cell>
        </table:table-row>
        <table:table-row>
          <table:table-cell table:style-name="Tabelle5.A8" table:number-columns-spanned="2" office:value-type="string">
            <text:p text:style-name="P13">Lizenzdialog</text:p>
          </table:table-cell>
          <table:covered-table-cell/>
          <table:table-cell table:style-name="Tabelle5.A8" office:value-type="string">
            <text:p text:style-name="P13">Fabio</text:p>
          </table:table-cell>
          <table:table-cell table:style-name="Tabelle5.A2" office:value-type="string">
            <text:p text:style-name="P13">17.04.</text:p>
          </table:table-cell>
        </table:table-row>
        <table:table-row>
          <table:table-cell table:style-name="Tabelle5.A8" table:number-columns-spanned="2" office:value-type="string">
            <text:p text:style-name="P13">Aufgabenaufteilen</text:p>
          </table:table-cell>
          <table:covered-table-cell/>
          <table:table-cell table:style-name="Tabelle5.A8" office:value-type="string">
            <text:p text:style-name="P13">Daniel</text:p>
          </table:table-cell>
          <table:table-cell table:style-name="Tabelle5.A2" office:value-type="string">
            <text:p text:style-name="P13">17.04.</text:p>
          </table:table-cell>
        </table:table-row>
      </table:table>
      <text:p text:style-name="P1"/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">Besondere Anmerkungen</text:p>
          </table:table-cell>
          <table:table-cell table:style-name="Tabelle1.B1" office:value-type="string">
            <text:p text:style-name="P3"/>
          </table:table-cell>
        </table:table-row>
      </table:table>
      <text:p text:style-name="P1"/>
      <text:p text:style-name="P2">Nächstes Treffen: Dienstag, 17.4. 09:50 Uh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5:31:01.079000000</meta:creation-date>
    <dc:date>2018-04-16T13:44:13.008000000</dc:date>
    <meta:editing-duration>PT36M24S</meta:editing-duration>
    <meta:editing-cycles>8</meta:editing-cycles>
    <meta:generator>LibreOffice/5.2.7.2$Windows_x86 LibreOffice_project/2b7f1e640c46ceb28adf43ee075a6e8b8439ed10</meta:generator>
    <meta:document-statistic meta:table-count="3" meta:image-count="0" meta:object-count="0" meta:page-count="1" meta:paragraph-count="39" meta:word-count="179" meta:character-count="1317" meta:non-whitespace-character-count="1176"/>
  </office:meta>
</office:document-meta>
</file>